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3.433cm" table:align="left"/>
    </style:style>
    <style:style style:name="Tableau1.A" style:family="table-column">
      <style:table-column-properties style:column-width="3.433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5.796cm" table:align="left"/>
    </style:style>
    <style:style style:name="Tableau2.A" style:family="table-column">
      <style:table-column-properties style:column-width="5.796cm"/>
    </style:style>
    <style:style style:name="Tableau2.A1" style:family="table-cell">
      <style:table-cell-properties style:vertical-align="middle" fo:padding="0.049cm" fo:border="none"/>
    </style:style>
    <style:style style:name="Tableau3" style:family="table">
      <style:table-properties style:width="12.358cm" table:align="left"/>
    </style:style>
    <style:style style:name="Tableau3.A" style:family="table-column">
      <style:table-column-properties style:column-width="12.358cm"/>
    </style:style>
    <style:style style:name="Tableau3.A1" style:family="table-cell">
      <style:table-cell-properties style:vertical-align="middle" fo:padding="0.049cm" fo:border="none"/>
    </style:style>
    <style:style style:name="Tableau4" style:family="table">
      <style:table-properties style:width="16.591cm" table:align="left"/>
    </style:style>
    <style:style style:name="Tableau4.A" style:family="table-column">
      <style:table-column-properties style:column-width="16.591cm"/>
    </style:style>
    <style:style style:name="Tableau4.A1" style:family="table-cell">
      <style:table-cell-properties style:vertical-align="middle" fo:padding="0.049cm" fo:border="none"/>
    </style:style>
    <style:style style:name="Tableau5" style:family="table">
      <style:table-properties style:width="9.818cm" table:align="left"/>
    </style:style>
    <style:style style:name="Tableau5.A" style:family="table-column">
      <style:table-column-properties style:column-width="9.818cm"/>
    </style:style>
    <style:style style:name="Tableau5.A1" style:family="table-cell">
      <style:table-cell-properties style:vertical-align="middle" fo:padding="0.049cm" fo:border="none"/>
    </style:style>
    <style:style style:name="Tableau6" style:family="table">
      <style:table-properties style:width="4.526cm" table:align="left"/>
    </style:style>
    <style:style style:name="Tableau6.A" style:family="table-column">
      <style:table-column-properties style:column-width="4.526cm"/>
    </style:style>
    <style:style style:name="Tableau6.A1" style:family="table-cell">
      <style:table-cell-properties style:vertical-align="middle" fo:padding="0.049cm" fo:border="none"/>
    </style:style>
    <style:style style:name="Tableau7" style:family="table">
      <style:table-properties style:width="6.643cm" table:align="left"/>
    </style:style>
    <style:style style:name="Tableau7.A" style:family="table-column">
      <style:table-column-properties style:column-width="6.643cm"/>
    </style:style>
    <style:style style:name="Tableau7.A1" style:family="table-cell">
      <style:table-cell-properties style:vertical-align="middle" fo:padding="0.049cm" fo:border="none"/>
    </style:style>
    <style:style style:name="Tableau8" style:family="table">
      <style:table-properties style:width="10.241cm" table:align="left"/>
    </style:style>
    <style:style style:name="Tableau8.A" style:family="table-column">
      <style:table-column-properties style:column-width="10.241cm"/>
    </style:style>
    <style:style style:name="Tableau8.A1" style:family="table-cell">
      <style:table-cell-properties style:vertical-align="middle" fo:padding="0.049cm" fo:border="none"/>
    </style:style>
    <style:style style:name="Tableau9" style:family="table">
      <style:table-properties style:width="13.628cm" table:align="left"/>
    </style:style>
    <style:style style:name="Tableau9.A" style:family="table-column">
      <style:table-column-properties style:column-width="13.628cm"/>
    </style:style>
    <style:style style:name="Tableau9.A1" style:family="table-cell">
      <style:table-cell-properties style:vertical-align="middle" fo:padding="0.049cm" fo:border="none"/>
    </style:style>
    <style:style style:name="Tableau10" style:family="table">
      <style:table-properties style:width="13.416cm" table:align="left"/>
    </style:style>
    <style:style style:name="Tableau10.A" style:family="table-column">
      <style:table-column-properties style:column-width="13.416cm"/>
    </style:style>
    <style:style style:name="Tableau10.A1" style:family="table-cell">
      <style:table-cell-properties style:vertical-align="middle" fo:padding="0.049cm" fo:border="none"/>
    </style:style>
    <style:style style:name="Tableau11" style:family="table">
      <style:table-properties style:width="6.008cm" table:align="left"/>
    </style:style>
    <style:style style:name="Tableau11.A" style:family="table-column">
      <style:table-column-properties style:column-width="6.008cm"/>
    </style:style>
    <style:style style:name="Tableau11.A1" style:family="table-cell">
      <style:table-cell-properties style:vertical-align="middle" fo:padding="0.049cm" fo:border="none"/>
    </style:style>
    <style:style style:name="Tableau12" style:family="table">
      <style:table-properties style:width="5.796cm" table:align="left"/>
    </style:style>
    <style:style style:name="Tableau12.A" style:family="table-column">
      <style:table-column-properties style:column-width="5.796cm"/>
    </style:style>
    <style:style style:name="Tableau12.A1" style:family="table-cell">
      <style:table-cell-properties style:vertical-align="middle" fo:padding="0.049cm" fo:border="none"/>
    </style:style>
    <style:style style:name="P1" style:family="paragraph" style:parent-style-name="Text_20_body">
      <style:text-properties officeooo:rsid="001b754d" officeooo:paragraph-rsid="001b754d"/>
    </style:style>
    <style:style style:name="P2" style:family="paragraph" style:parent-style-name="Text_20_body">
      <style:text-properties officeooo:rsid="001b97bd" officeooo:paragraph-rsid="001b97bd"/>
    </style:style>
    <style:style style:name="P3" style:family="paragraph" style:parent-style-name="Text_20_body">
      <style:text-properties officeooo:rsid="001d3f68" officeooo:paragraph-rsid="001d3f68"/>
    </style:style>
    <style:style style:name="P4" style:family="paragraph" style:parent-style-name="Standard">
      <style:text-properties officeooo:rsid="001b754d" officeooo:paragraph-rsid="001b754d"/>
    </style:style>
    <style:style style:name="P5" style:family="paragraph" style:parent-style-name="Standard">
      <style:text-properties fo:font-weight="bold" officeooo:rsid="001b754d" officeooo:paragraph-rsid="001b754d" style:font-weight-asian="bold" style:font-weight-complex="bold"/>
    </style:style>
    <style:style style:name="P6" style:family="paragraph" style:parent-style-name="Standard">
      <style:text-properties fo:font-weight="bold" officeooo:rsid="001b97bd" officeooo:paragraph-rsid="001b97bd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b97bd" officeooo:paragraph-rsid="001b97bd" style:font-weight-asian="bold" style:font-weight-complex="bold"/>
    </style:style>
    <style:style style:name="P8" style:family="paragraph" style:parent-style-name="Standard">
      <style:text-properties fo:font-size="14pt" style:text-underline-style="solid" style:text-underline-width="auto" style:text-underline-color="font-color" fo:font-weight="bold" officeooo:rsid="001b754d" officeooo:paragraph-rsid="001b754d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style:text-underline-style="solid" style:text-underline-width="auto" style:text-underline-color="font-color" fo:font-weight="bold" officeooo:rsid="001b97bd" officeooo:paragraph-rsid="001b97bd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style:text-underline-style="none" fo:font-weight="bold" officeooo:rsid="001b97bd" officeooo:paragraph-rsid="001b97bd" style:font-size-asian="14pt" style:font-weight-asian="bold" style:font-size-complex="14pt" style:font-weight-complex="bold"/>
    </style:style>
    <style:style style:name="P11" style:family="paragraph" style:parent-style-name="Standard">
      <style:text-properties officeooo:rsid="001b97bd" officeooo:paragraph-rsid="001b97bd"/>
    </style:style>
    <style:style style:name="P12" style:family="paragraph" style:parent-style-name="Standard">
      <style:text-properties fo:font-size="12pt" style:text-underline-style="none" fo:font-weight="bold" officeooo:rsid="001b97bd" officeooo:paragraph-rsid="001b97bd" style:font-size-asian="12pt" style:font-weight-asian="bold" style:font-size-complex="12pt" style:font-weight-complex="bold"/>
    </style:style>
    <style:style style:name="P13" style:family="paragraph" style:parent-style-name="Standard">
      <style:text-properties officeooo:rsid="001d3f68" officeooo:paragraph-rsid="001d3f68"/>
    </style:style>
    <style:style style:name="P1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754d" officeooo:paragraph-rsid="001b754d" style:font-size-asian="16pt" style:font-weight-asian="bold" style:font-size-complex="16pt" style:font-weight-complex="bold"/>
    </style:style>
    <style:style style:name="P15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officeooo:rsid="001b754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Glossaire Vue.js</text:p>
      <text:p text:style-name="P4"/>
      <text:p text:style-name="P4">Vue est un framework évolutif pour construire des interfaces utilisateurs.</text:p>
      <text:p text:style-name="P4">Le coeur de la bibliothèque est concentré uniquement sur la partie vue.</text:p>
      <text:p text:style-name="P4"/>
      <text:p text:style-name="P8">Rendu déclaratif :</text:p>
      <text:p text:style-name="P4"/>
      <text:p text:style-name="P1">Au cœur de Vue.js, il y a un système qui va nous permettre de faire le rendu des données déclarativement dans le DOM en utilisant simplement cette syntaxe de template :</text:p>
      <text:p text:style-name="P1">Vue HTML :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reformatted_20_Text">&lt;div id="app"&gt;</text:p>
            <text:p text:style-name="Preformatted_20_Text"><text:s text:c="2"/>{{ message }}</text:p>
            <text:p text:style-name="P15">&lt;/div&gt;</text:p>
          </table:table-cell>
        </table:table-row>
      </table:table>
      <text:p text:style-name="Text_20_body"/>
      <text:p text:style-name="P1">Vue Js :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reformatted_20_Text">var app = new Vue({</text:p>
            <text:p text:style-name="Preformatted_20_Text"><text:s text:c="2"/>el: '#app',</text:p>
            <text:p text:style-name="Preformatted_20_Text"><text:s text:c="2"/>data: {</text:p>
            <text:p text:style-name="Preformatted_20_Text"><text:s text:c="4"/>message: 'Hello Vue !'</text:p>
            <text:p text:style-name="Preformatted_20_Text"><text:s text:c="2"/>}</text:p>
            <text:p text:style-name="P15">})</text:p>
          </table:table-cell>
        </table:table-row>
      </table:table>
      <text:p text:style-name="P4"/>
      <text:p text:style-name="P4">Lier les attributs d’un élément :</text:p>
      <text:p text:style-name="P5">v-bind : <text:span text:style-name="T2">c’est une </text:span>directive<text:span text:style-name="T2">. Les directives sont toujours précédées de v- pour indiquer que ce sont des attributs spéciaux fournis par Vue. Elles appliquent un comportement réactif spécifique au DOM après rendu.</text:span></text:p>
      <text:p text:style-name="P4"/>
      <text:p text:style-name="P4">Vue HTML :</text:p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reformatted_20_Text">&lt;div id="app-2"&gt;</text:p>
            <text:p text:style-name="Preformatted_20_Text"><text:s text:c="2"/>&lt;span v-bind:title="message"&gt;</text:p>
            <text:p text:style-name="Preformatted_20_Text"><text:s text:c="4"/>Passez votre souris sur moi pendant quelques secondes</text:p>
            <text:p text:style-name="Preformatted_20_Text"><text:s text:c="4"/>pour voir mon titre lié dynamiquement !</text:p>
            <text:p text:style-name="Preformatted_20_Text"><text:s text:c="2"/>&lt;/span&gt;</text:p>
            <text:p text:style-name="P15">&lt;/div&gt;</text:p>
          </table:table-cell>
        </table:table-row>
      </table:table>
      <text:p text:style-name="Text_20_body"/>
      <text:p text:style-name="Text_20_body">V<text:span text:style-name="T1">ue JS :</text:span></text:p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reformatted_20_Text">var app2 = new Vue({</text:p>
            <text:p text:style-name="Preformatted_20_Text"><text:s text:c="2"/>el: '#app-2',</text:p>
            <text:p text:style-name="Preformatted_20_Text"><text:s text:c="2"/>data: {</text:p>
            <text:p text:style-name="Preformatted_20_Text"><text:s text:c="4"/>message: 'Vous avez affiché cette page le ' + new Date().toLocaleString()</text:p>
            <text:p text:style-name="Preformatted_20_Text"><text:s text:c="2"/>}</text:p>
            <text:p text:style-name="P15">})</text:p>
          </table:table-cell>
        </table:table-row>
      </table:table>
      <text:p text:style-name="P4"/>
      <text:p text:style-name="P4">Lorsque l’on passe sa souris sur le message, on voit le titre lié dynamiquement.</text:p>
      <text:p text:style-name="P4"/>
      <text:p text:style-name="P4"/>
      <text:p text:style-name="P9"><text:soft-page-break/>Conditions et boucles :</text:p>
      <text:p text:style-name="P9"/>
      <text:p text:style-name="P12">v_if :</text:p>
      <text:p text:style-name="P10"/>
      <text:p text:style-name="P11">Vue HTML :</text:p>
      <text:p text:style-name="P11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reformatted_20_Text">&lt;div id="app-3"&gt;</text:p>
            <text:p text:style-name="Preformatted_20_Text"><text:s text:c="2"/>&lt;p v-if="seen"&gt;Maintenant vous me voyez&lt;/p&gt;</text:p>
            <text:p text:style-name="P15">&lt;/div&gt;</text:p>
          </table:table-cell>
        </table:table-row>
      </table:table>
      <text:p text:style-name="Text_20_body"/>
      <text:p text:style-name="P2">Vue JS :</text:p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reformatted_20_Text">var app3 = new Vue({</text:p>
            <text:p text:style-name="Preformatted_20_Text"><text:s text:c="2"/>el: '#app-3',</text:p>
            <text:p text:style-name="Preformatted_20_Text"><text:s text:c="2"/>data: {</text:p>
            <text:p text:style-name="Preformatted_20_Text"><text:s text:c="4"/>seen: true</text:p>
            <text:p text:style-name="Preformatted_20_Text"><text:s text:c="2"/>}</text:p>
            <text:p text:style-name="P15">})</text:p>
          </table:table-cell>
        </table:table-row>
      </table:table>
      <text:p text:style-name="P11"/>
      <text:p text:style-name="P11">Le message maintenant vous me voyez s’affiche.</text:p>
      <text:p text:style-name="P11">L’avantage avec Vue.js, c’est que si dans la console j’entre app3.seen = false, le message disparaît.</text:p>
      <text:p text:style-name="P11">Cela veut donc dire que l’on peut lier des données aux textes et aux attributs mais aussi à la structure du DOM.</text:p>
      <text:p text:style-name="P11"/>
      <text:p text:style-name="P6">V-for :</text:p>
      <text:p text:style-name="P11"/>
      <text:p text:style-name="P11">Vue HTML :</text:p>
      <text:p text:style-name="P11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reformatted_20_Text">&lt;div id="app-4"&gt;</text:p>
            <text:p text:style-name="Preformatted_20_Text"><text:s text:c="2"/>&lt;ol&gt;</text:p>
            <text:p text:style-name="Preformatted_20_Text"><text:s text:c="4"/>&lt;li v-for="todo in todos"&gt;</text:p>
            <text:p text:style-name="Preformatted_20_Text"><text:s text:c="6"/>{{ todo.text }}</text:p>
            <text:p text:style-name="Preformatted_20_Text"><text:s text:c="4"/>&lt;/li&gt;</text:p>
            <text:p text:style-name="Preformatted_20_Text"><text:s text:c="2"/>&lt;/ol&gt;</text:p>
            <text:p text:style-name="P15">&lt;/div&gt;</text:p>
          </table:table-cell>
        </table:table-row>
      </table:table>
      <text:p text:style-name="Text_20_body"/>
      <text:p text:style-name="P2">Vue JS :</text:p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reformatted_20_Text">var app4 = new Vue({</text:p>
            <text:p text:style-name="Preformatted_20_Text"><text:s text:c="2"/>el: '#app-4',</text:p>
            <text:p text:style-name="Preformatted_20_Text"><text:s text:c="2"/>data: {</text:p>
            <text:p text:style-name="Preformatted_20_Text"><text:s text:c="4"/>todos: [</text:p>
            <text:p text:style-name="Preformatted_20_Text"><text:s text:c="6"/>{ text: 'Apprendre JavaScript' },</text:p>
            <text:p text:style-name="Preformatted_20_Text"><text:s text:c="6"/>{ text: 'Apprendre Vue' },</text:p>
            <text:p text:style-name="Preformatted_20_Text"><text:s text:c="6"/>{ text: 'Créer quelque chose de génial' }</text:p>
            <text:p text:style-name="Preformatted_20_Text"><text:s text:c="4"/>]</text:p>
            <text:p text:style-name="Preformatted_20_Text"><text:s text:c="2"/>}</text:p>
            <text:p text:style-name="P15">})</text:p>
          </table:table-cell>
        </table:table-row>
      </table:table>
      <text:p text:style-name="P11"/>
      <text:p text:style-name="P11">S’affichera la liste de text.</text:p>
      <text:p text:style-name="P11"><text:soft-page-break/>Si dans le console j’entre app4.todos.push({ text : ‘Nouvel élément’ }), il s’ajoutera directement à la liste.</text:p>
      <text:p text:style-name="P11"/>
      <text:p text:style-name="P9">Gestion des entrées utilisateurs :</text:p>
      <text:p text:style-name="P11"/>
      <text:p text:style-name="P7">v-on : <text:span text:style-name="T4">pour attacher des écouteurs d’évènements qui invoquent des méthodes sur nos instances de vue :</text:span></text:p>
      <text:p text:style-name="P11"/>
      <text:p text:style-name="P11"/>
      <text:p text:style-name="P11">Vue HTML :</text:p>
      <text:p text:style-name="P11"/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reformatted_20_Text">&lt;div id="app-5"&gt;</text:p>
            <text:p text:style-name="Preformatted_20_Text"><text:s text:c="2"/>&lt;p&gt;{{ message }}&lt;/p&gt;</text:p>
            <text:p text:style-name="Preformatted_20_Text"><text:s text:c="2"/>&lt;button v-on:click="reverseMessage"&gt;Message retourné&lt;/button&gt;</text:p>
            <text:p text:style-name="P15">&lt;/div&gt;</text:p>
          </table:table-cell>
        </table:table-row>
      </table:table>
      <text:p text:style-name="Text_20_body"/>
      <text:p text:style-name="P2">Vue JS :</text:p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Preformatted_20_Text">var app5 = new Vue({</text:p>
            <text:p text:style-name="Preformatted_20_Text"><text:s text:c="2"/>el: '#app-5',</text:p>
            <text:p text:style-name="Preformatted_20_Text"><text:s text:c="2"/>data: {</text:p>
            <text:p text:style-name="Preformatted_20_Text"><text:s text:c="4"/>message: 'Hello Vue.js !'</text:p>
            <text:p text:style-name="Preformatted_20_Text"><text:s text:c="2"/>},</text:p>
            <text:p text:style-name="Preformatted_20_Text"><text:s text:c="2"/>methods: {</text:p>
            <text:p text:style-name="Preformatted_20_Text"><text:s text:c="4"/>reverseMessage: function () {</text:p>
            <text:p text:style-name="Preformatted_20_Text"><text:s text:c="6"/>this.message = this.message.split('').reverse().join('')</text:p>
            <text:p text:style-name="Preformatted_20_Text"><text:s text:c="4"/>}</text:p>
            <text:p text:style-name="Preformatted_20_Text"><text:s text:c="2"/>}</text:p>
            <text:p text:style-name="P15">})</text:p>
          </table:table-cell>
        </table:table-row>
      </table:table>
      <text:p text:style-name="P11"/>
      <text:p text:style-name="P13"><text:span text:style-name="T5">v-model :</text:span> Fait la liaison de données bidirectionnelles entre les champs d’un formulaire et l’état de l’application :</text:p>
      <text:p text:style-name="P13"/>
      <text:p text:style-name="P13"/>
      <text:p text:style-name="P13">Vue HTML :</text:p>
      <text:p text:style-name="P13"/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reformatted_20_Text">&lt;div id="app-6"&gt;</text:p>
            <text:p text:style-name="Preformatted_20_Text"><text:s text:c="2"/>&lt;p&gt;{{ message }}&lt;/p&gt;</text:p>
            <text:p text:style-name="Preformatted_20_Text"><text:s text:c="2"/>&lt;input v-model="message"&gt;</text:p>
            <text:p text:style-name="P15">&lt;/div&gt;</text:p>
          </table:table-cell>
        </table:table-row>
      </table:table>
      <text:p text:style-name="Text_20_body"/>
      <text:p text:style-name="P3">Vue JS :</text:p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Preformatted_20_Text">var app6 = new Vue({</text:p>
            <text:p text:style-name="Preformatted_20_Text"><text:s text:c="2"/>el: '#app-6',</text:p>
            <text:p text:style-name="Preformatted_20_Text"><text:s text:c="2"/>data: {</text:p>
            <text:p text:style-name="Preformatted_20_Text"><text:s text:c="4"/>message: 'Hello Vue !'</text:p>
            <text:p text:style-name="Preformatted_20_Text"><text:s text:c="2"/>}</text:p>
            <text:p text:style-name="P15">})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09:47:25.165000000</meta:creation-date>
    <dc:date>2018-03-02T10:14:22.986000000</dc:date>
    <meta:editing-duration>PT2M46S</meta:editing-duration>
    <meta:editing-cycles>1</meta:editing-cycles>
    <meta:document-statistic meta:table-count="12" meta:image-count="0" meta:object-count="0" meta:page-count="3" meta:paragraph-count="103" meta:word-count="450" meta:character-count="2716" meta:non-whitespace-character-count="2227"/>
    <meta:generator>LibreOffice/5.4.1.2$Windows_X86_64 LibreOffice_project/ea7cb86e6eeb2bf3a5af73a8f7777ac570321527</meta:generator>
  </office:meta>
</office:document-meta>
</file>